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vi" fo:country="VN" fo:font-weight="bold" officeooo:rsid="001284b3" officeooo:paragraph-rsid="001284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vi" fo:country="VN" fo:font-weight="bold" officeooo:rsid="0019f73b" officeooo:paragraph-rsid="0019f73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vi" fo:country="VN" fo:font-weight="bold" officeooo:rsid="0033a68a" officeooo:paragraph-rsid="0033a68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vi" fo:country="VN" fo:font-weight="bold" officeooo:rsid="00356cd6" officeooo:paragraph-rsid="00356cd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vi" fo:country="VN" fo:font-weight="bold" officeooo:rsid="00385835" officeooo:paragraph-rsid="0038583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vi" fo:country="VN" fo:font-weight="bold" officeooo:rsid="003a3371" officeooo:paragraph-rsid="003a337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vi" fo:country="VN" fo:font-weight="bold" officeooo:rsid="003acffe" officeooo:paragraph-rsid="003acff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vi" fo:country="VN" fo:font-weight="normal" officeooo:rsid="0019f73b" officeooo:paragraph-rsid="0019f7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1a43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2550e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vi" fo:country="VN" fo:font-weight="normal" officeooo:rsid="001a43f7" officeooo:paragraph-rsid="002d26c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vi" fo:country="VN" fo:font-weight="normal" officeooo:rsid="00211034" officeooo:paragraph-rsid="0021103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vi" fo:country="VN" fo:font-weight="normal" officeooo:rsid="002715a6" officeooo:paragraph-rsid="002715a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vi" fo:country="VN" fo:font-weight="normal" officeooo:rsid="002ae4f5" officeooo:paragraph-rsid="002ae4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vi" fo:country="VN" fo:font-weight="normal" officeooo:rsid="002d26cc" officeooo:paragraph-rsid="002d26c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vi" fo:country="VN" fo:font-weight="normal" officeooo:rsid="0036c5e9" officeooo:paragraph-rsid="0036c5e9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2ae4f5" officeooo:paragraph-rsid="002c855c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language="vi" fo:country="VN" fo:font-weight="normal" officeooo:rsid="0036c5e9" officeooo:paragraph-rsid="0036c5e9" style:font-weight-asian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3a68a" officeooo:paragraph-rsid="0033a68a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85835" officeooo:paragraph-rsid="00385835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language="vi" fo:country="VN" fo:font-weight="bold" officeooo:rsid="003a3371" officeooo:paragraph-rsid="003a3371" style:font-weight-asian="bold" style:font-weight-complex="bold"/>
    </style:style>
    <style:style style:name="P22" style:family="paragraph">
      <loext:graphic-properties draw:fill="solid" draw:fill-color="#eeeeee"/>
      <style:text-properties style:font-name="Courier New" fo:font-size="12pt" fo:language="vi" fo:country="VN"/>
    </style:style>
    <style:style style:name="P23" style:family="paragraph">
      <loext:graphic-properties draw:fill="solid" draw:fill-color="#eeeeee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3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acffe" style:font-weight-asian="normal" style:font-weight-complex="normal"/>
    </style:style>
    <style:style style:name="T5" style:family="text">
      <style:text-properties fo:font-weight="normal" officeooo:rsid="003caf5c" style:font-weight-asian="normal" style:font-weight-complex="normal"/>
    </style:style>
    <style:style style:name="T6" style:family="text">
      <style:text-properties fo:font-weight="normal" fo:background-color="#dddddd" loext:char-shading-value="0" style:font-weight-asian="normal" style:font-weight-complex="normal"/>
    </style:style>
    <style:style style:name="T7" style:family="text">
      <style:text-properties officeooo:rsid="0019f73b"/>
    </style:style>
    <style:style style:name="T8" style:family="text">
      <style:text-properties officeooo:rsid="001b72e9"/>
    </style:style>
    <style:style style:name="T9" style:family="text">
      <style:text-properties officeooo:rsid="0020ea06"/>
    </style:style>
    <style:style style:name="T10" style:family="text">
      <style:text-properties officeooo:rsid="002dc772"/>
    </style:style>
    <style:style style:name="T11" style:family="text">
      <style:text-properties officeooo:rsid="002e7d5b"/>
    </style:style>
    <style:style style:name="T12" style:family="text">
      <style:text-properties officeooo:rsid="00354c70"/>
    </style:style>
    <style:style style:name="T13" style:family="text">
      <style:text-properties style:font-name="Courier New" fo:font-size="12pt" fo:language="vi" fo:country="VN"/>
    </style:style>
    <style:style style:name="T14" style:family="text">
      <style:text-properties style:font-name="Courier New" fo:font-size="10pt" style:font-size-asian="10pt" style:font-size-complex="10pt"/>
    </style:style>
    <style:style style:name="gr1" style:family="graphic">
      <style:graphic-properties draw:stroke="none" svg:stroke-color="#000000" draw:fill="solid" draw:fill-color="#eeeeee" fo:min-height="1.375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4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3.645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2.365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6.148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0.729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0.78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5.518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3.468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Security <text:span text:style-name="T9">(Spring Boot)</text:span></text:p>
      <text:p text:style-name="P2">Configuration</text:p>
      <text:p text:style-name="P8"><text:span text:style-name="T1">Step 1</text:span>: <text:span text:style-name="T8">Add security dependency</text:span></text:p>
      <text:p text:style-name="P8"><draw:frame text:anchor-type="paragraph" draw:z-index="0" draw:name="Shape1" draw:style-name="gr1" draw:text-style-name="P22" svg:width="6.698in" svg:height="1.3752in" svg:x="0.1862in" svg:y="0.1484in"><draw:text-box><text:p><text:span text:style-name="T13"/></text:p><text:p><text:span text:style-name="T13">&lt;dependency&gt;</text:span></text:p><text:p><text:span text:style-name="T13"><text:s text:c="12"/></text:span><text:span text:style-name="T13">&lt;groupId&gt;org.springframework.boot&lt;/groupId&gt;</text:span></text:p><text:p><text:span text:style-name="T13"><text:s text:c="12"/></text:span><text:span text:style-name="T13">&lt;artifactId&gt;spring-boot-starter-security&lt;/artifactId&gt;</text:span></text:p><text:p><text:span text:style-name="T13">&lt;/dependency&gt;</text:span></text:p></draw:text-box></draw:frame></text:p>
      <text:p text:style-name="P12"><draw:frame text:anchor-type="paragraph" draw:z-index="1" draw:name="Shape1" draw:style-name="gr1" draw:text-style-name="P22" svg:width="6.698in" svg:height="1.3752in" svg:x="0.1693in" svg:y="0.1425in"><draw:text-box><text:p><text:span text:style-name="T13">&lt;dependency&gt;</text:span></text:p><text:p><text:span text:style-name="T13"><text:s text:c="4"/></text:span><text:span text:style-name="T13">&lt;groupId&gt;org.springframework.security&lt;/groupId&gt;</text:span></text:p><text:p><text:span text:style-name="T13"><text:s text:c="4"/></text:span><text:span text:style-name="T13">&lt;artifactId&gt;spring-security-test&lt;/artifactId&gt;</text:span></text:p><text:p><text:span text:style-name="T13"><text:s text:c="4"/></text:span><text:span text:style-name="T13">&lt;scope&gt;test&lt;/scope&gt;</text:span></text:p><text:p><text:span text:style-name="T13">&lt;/dependency&gt;</text:span></text:p></draw:text-box></draw:frame></text:p>
      <text:p text:style-name="P12"/>
      <text:p text:style-name="P10"><text:span text:style-name="T1">Step 2</text:span>: <text:span text:style-name="T7">Create class extends WebSecurityConfigurerAdapter</text:span></text:p>
      <text:p text:style-name="P9"/>
      <text:p text:style-name="P13"/>
      <text:p text:style-name="P14"/>
      <text:p text:style-name="P17"><draw:frame text:anchor-type="paragraph" draw:z-index="2" draw:name="Shape3" draw:style-name="gr2" draw:text-style-name="P23" svg:width="6.2606in" svg:height="7.4098in" svg:x="0.1756in" svg:y="0.1264in"><draw:text-box><text:p><text:span text:style-name="T14">import org.springframework.security.core.userdetails.UserDetailsService;</text:span></text:p><text:p><text:span text:style-name="T14"/></text:p><text:p><text:span text:style-name="T14">@Configuration</text:span></text:p><text:p><text:span text:style-name="T14">@EnableWebSecurity</text:span></text:p><text:p><text:span text:style-name="T14">public class WebSecurityConfig extends WebSecurityConfigurerAdapter {</text:span></text:p><text:p><text:span text:style-name="T14"/></text:p><text:p><text:span text:style-name="T14"><text:s text:c="4"/></text:span><text:span text:style-name="T14">@Autowired</text:span></text:p><text:p><text:span text:style-name="T14"><text:s text:c="4"/></text:span><text:span text:style-name="T14">private UserDetailsService userDetailsService;</text:span></text:p><text:p><text:span text:style-name="T14"/></text:p><text:p><text:span text:style-name="T14"><text:s text:c="4"/></text:span><text:span text:style-name="T14">@Autowired</text:span></text:p><text:p><text:span text:style-name="T14"><text:s text:c="4"/></text:span><text:span text:style-name="T14">public void configureGlobal(AuthenticationManagerBuilder auth) throws Exception {</text:span></text:p><text:p><text:span text:style-name="T14"><text:s text:c="8"/></text:span><text:span text:style-name="T14">auth.userDetailsService(userDetailsService).passwordEncoder(passwordEncoder())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Bean</text:span></text:p><text:p><text:span text:style-name="T14"><text:s text:c="4"/></text:span><text:span text:style-name="T14">public PasswordEncoder passwordEncoder() {</text:span></text:p><text:p><text:span text:style-name="T14"><text:s text:c="8"/></text:span><text:span text:style-name="T14">return new BCryptPasswordEncoder()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Override</text:span></text:p><text:p><text:span text:style-name="T14"><text:s text:c="4"/></text:span><text:span text:style-name="T14">protected void configure(HttpSecurity http) throws Exception {</text:span></text:p><text:p><text:span text:style-name="T14"><text:s text:c="8"/></text:span><text:span text:style-name="T14">http</text:span></text:p><text:p><text:span text:style-name="T14"><text:s text:c="8"/></text:span><text:span text:style-name="T14">.authorizeRequests()</text:span></text:p><text:p><text:span text:style-name="T14"><text:s text:c="12"/></text:span><text:span text:style-name="T14">.antMatchers("/register").permitAll()</text:span></text:p><text:p><text:span text:style-name="T14"><text:s text:c="12"/></text:span><text:span text:style-name="T14">.antMatchers("/").hasRole("MEMBER")</text:span></text:p><text:p><text:span text:style-name="T14"><text:s text:c="12"/></text:span><text:span text:style-name="T14">.antMatchers("/admin").hasRole("ADMIN")</text:span></text:p><text:p><text:span text:style-name="T14"><text:s text:c="12"/></text:span><text:span text:style-name="T14">.antMatchers("/student").hasRole("MEMBER")</text:span></text:p><text:p><text:span text:style-name="T14"><text:s text:c="12"/></text:span><text:span text:style-name="T14">.antMatchers("/student/**").hasRole("ADMIN")</text:span></text:p><text:p><text:span text:style-name="T14"><text:s text:c="12"/></text:span><text:span text:style-name="T14">.antMatchers("/course/**").hasRole("ADMIN")</text:span></text:p><text:p><text:span text:style-name="T14"><text:s text:c="12"/></text:span><text:span text:style-name="T14">.and()</text:span></text:p><text:p><text:span text:style-name="T14"><text:s text:c="8"/></text:span><text:span text:style-name="T14">.formLogin()</text:span></text:p><text:p><text:span text:style-name="T14"><text:s text:c="12"/></text:span><text:span text:style-name="T14">.loginPage("/login")</text:span></text:p><text:p><text:span text:style-name="T14"><text:s text:c="12"/></text:span><text:span text:style-name="T14">.usernameParameter("email")</text:span></text:p><text:p><text:span text:style-name="T14"><text:s text:c="12"/></text:span><text:span text:style-name="T14">.passwordParameter("password")</text:span></text:p><text:p><text:span text:style-name="T14"><text:s text:c="12"/></text:span><text:span text:style-name="T14">.defaultSuccessUrl("/")</text:span></text:p><text:p><text:span text:style-name="T14"><text:s text:c="12"/></text:span><text:span text:style-name="T14">.failureUrl("/login?error")</text:span></text:p><text:p><text:span text:style-name="T14"><text:s text:c="12"/></text:span><text:span text:style-name="T14">.and()</text:span></text:p><text:p><text:span text:style-name="T14"><text:s text:c="8"/></text:span><text:span text:style-name="T14">.exceptionHandling()</text:span></text:p><text:p><text:span text:style-name="T14"><text:s text:c="12"/></text:span><text:span text:style-name="T14">.accessDeniedPage("/403");</text:span></text:p><text:p><text:span text:style-name="T14"><text:s text:c="4"/></text:span><text:span text:style-name="T14">}</text:span></text:p><text:p><text:span text:style-name="T14"/></text:p><text:p><text:span text:style-name="T14">}</text:span></text:p><text:p><text:span text:style-name="T14"/></text:p></draw:text-box></draw:frame></text:p>
      <text:p text:style-name="P15"><text:span text:style-name="T1">Step </text:span><text:span text:style-name="T2">3</text:span>: Create User and Role model <text:span text:style-name="T11">(full getter setter) </text:span>for store user and role in database using Hibernate (Spring starter JPA) <text:span text:style-name="T10">with Many to Many relationship.</text:span></text:p>
      <text:p text:style-name="P15"><draw:frame text:anchor-type="paragraph" draw:z-index="3" draw:name="Shape4" draw:style-name="gr3" draw:text-style-name="P23" svg:width="6.7087in" svg:height="3.6461in" svg:x="0.2839in" svg:y="0.1846in"><draw:text-box><text:p><text:span text:style-name="T14"/></text:p><text:p><text:span text:style-name="T14">@Entity</text:span></text:p><text:p><text:span text:style-name="T14">@Table(name = "USER")</text:span></text:p><text:p><text:span text:style-name="T14">public class User implements Serializable {</text:span></text:p><text:p><text:span text:style-name="T14"/></text:p><text:p><text:span text:style-name="T14"><text:s text:c="4"/></text:span><text:span text:style-name="T14">@Id</text:span></text:p><text:p><text:span text:style-name="T14"><text:s text:c="4"/></text:span><text:span text:style-name="T14">@GeneratedValue(strategy = GenerationType.IDENTITY)</text:span></text:p><text:p><text:span text:style-name="T14"><text:s text:c="4"/></text:span><text:span text:style-name="T14">private int id;</text:span></text:p><text:p><text:span text:style-name="T14"/></text:p><text:p><text:span text:style-name="T14"><text:s text:c="4"/></text:span><text:span text:style-name="T14">@NotBlank(message = "{email.notblank}")</text:span></text:p><text:p><text:span text:style-name="T14"><text:s text:c="4"/></text:span><text:span text:style-name="T14">@Column(nullable = false, unique = true)</text:span></text:p><text:p><text:span text:style-name="T14"><text:s text:c="4"/></text:span><text:span text:style-name="T14">private String email;</text:span></text:p><text:p><text:span text:style-name="T14"/></text:p><text:p><text:span text:style-name="T14"><text:s text:c="4"/></text:span><text:span text:style-name="T14">@NotBlank(message = "{password.notblank}")</text:span></text:p><text:p><text:span text:style-name="T14"><text:s text:c="4"/></text:span><text:span text:style-name="T14">@Column(nullable = false)</text:span></text:p><text:p><text:span text:style-name="T14"><text:s text:c="4"/></text:span><text:span text:style-name="T14">private String password;</text:span></text:p><text:p><text:span text:style-name="T14"/></text:p><text:p><text:span text:style-name="T14"><text:s text:c="4"/></text:span><text:span text:style-name="T14">@ManyToMany(fetch = FetchType.EAGER)</text:span></text:p><text:p><text:span text:style-name="T14"><text:s text:c="4"/></text:span><text:span text:style-name="T14">@JoinTable(name = "USER_ROLE", joinColumns = { @JoinColumn(name = "user_id") }, inverseJoinColumns = {</text:span></text:p><text:p><text:span text:style-name="T14"><text:s text:c="12"/></text:span><text:span text:style-name="T14">@JoinColumn(name = "role_id") })</text:span></text:p><text:p><text:span text:style-name="T14"><text:s text:c="4"/></text:span><text:span text:style-name="T14">private Set&lt;Role&gt; roles;</text:span></text:p></draw:text-box></draw:frame><text:soft-page-break/></text:p>
      <text:p text:style-name="P11"><draw:frame text:anchor-type="paragraph" draw:z-index="4" draw:name="Shape4" draw:style-name="gr4" draw:text-style-name="P23" svg:width="6.7087in" svg:height="2.3657in" svg:x="0.1965in" svg:y="0.2091in"><draw:text-box><text:p><text:span text:style-name="T14"/></text:p><text:p><text:span text:style-name="T14">@Entity</text:span></text:p><text:p><text:span text:style-name="T14">@Table(name = "ROLE")</text:span></text:p><text:p><text:span text:style-name="T14">public class Role implements Serializable {</text:span></text:p><text:p><text:span text:style-name="T14"/></text:p><text:p><text:span text:style-name="T14"><text:s text:c="4"/></text:span><text:span text:style-name="T14">@Id</text:span></text:p><text:p><text:span text:style-name="T14"><text:s text:c="4"/></text:span><text:span text:style-name="T14">@GeneratedValue(strategy = GenerationType.IDENTITY)</text:span></text:p><text:p><text:span text:style-name="T14"><text:s text:c="4"/></text:span><text:span text:style-name="T14">private int id;</text:span></text:p><text:p><text:span text:style-name="T14"/></text:p><text:p><text:span text:style-name="T14"><text:s text:c="4"/></text:span><text:span text:style-name="T14">@Column(nullable = false)</text:span></text:p><text:p><text:span text:style-name="T14"><text:s text:c="4"/></text:span><text:span text:style-name="T14">private String name;</text:span></text:p><text:p><text:span text:style-name="T14"/></text:p><text:p><text:span text:style-name="T14"><text:s text:c="4"/></text:span><text:span text:style-name="T14">@ManyToMany(mappedBy = "roles", fetch = FetchType.EAGER)</text:span></text:p><text:p><text:span text:style-name="T14"><text:s text:c="4"/></text:span><text:span text:style-name="T14">private Set&lt;User&gt; users;</text:span></text:p></draw:text-box></draw:frame></text:p>
      <text:p text:style-name="P4">Step 4: Create repository</text:p>
      <text:p text:style-name="P4"><draw:frame text:anchor-type="paragraph" draw:z-index="6" draw:name="Shape4" draw:style-name="gr6" draw:text-style-name="P23" svg:width="6.7087in" svg:height="0.7295in" svg:x="0.1339in" svg:y="0.1063in"><draw:text-box><text:p><text:span text:style-name="T14">public interface RoleRepository extends CrudRepository&lt;Role, Integer&gt; {</text:span></text:p><text:p><text:span text:style-name="T14"/></text:p><text:p><text:span text:style-name="T14"><text:s text:c="4"/></text:span><text:span text:style-name="T14">Role findByName(String name);</text:span></text:p><text:p><text:span text:style-name="T14">}</text:span></text:p></draw:text-box></draw:frame><draw:frame text:anchor-type="paragraph" draw:z-index="7" draw:name="Shape4" draw:style-name="gr7" draw:text-style-name="P23" svg:width="6.7087in" svg:height="0.7894in" svg:x="0.1756in" svg:y="1.0437in"><draw:text-box><text:p><text:span text:style-name="T14">public interface UserRepository extends CrudRepository&lt;User, Integer&gt; {</text:span></text:p><text:p><text:span text:style-name="T14"/></text:p><text:p><text:span text:style-name="T14"><text:s text:c="4"/></text:span><text:span text:style-name="T14">User findByEmail(String email);</text:span></text:p><text:p><text:span text:style-name="T14">}</text:span></text:p><text:p><text:span text:style-name="T14"/></text:p></draw:text-box></draw:frame></text:p>
      <text:p text:style-name="P19"><draw:frame text:anchor-type="paragraph" draw:z-index="5" draw:name="Shape4" draw:style-name="gr5" draw:text-style-name="P23" svg:width="6.7087in" svg:height="6.1488in" svg:x="0.0925in" svg:y="0.4429in"><draw:text-box><text:p><text:span text:style-name="T14">@Service</text:span></text:p><text:p><text:span text:style-name="T14">public class UserServiceImpl implements UserDetailsService {</text:span></text:p><text:p><text:span text:style-name="T14"/></text:p><text:p><text:span text:style-name="T14"><text:s text:c="4"/></text:span><text:span text:style-name="T14">@Autowired</text:span></text:p><text:p><text:span text:style-name="T14"><text:s text:c="4"/></text:span><text:span text:style-name="T14">private UserRepository userRepository;</text:span></text:p><text:p><text:span text:style-name="T14"/></text:p><text:p><text:span text:style-name="T14"><text:s text:c="4"/></text:span><text:span text:style-name="T14">@Autowired</text:span></text:p><text:p><text:span text:style-name="T14"><text:s text:c="4"/></text:span><text:span text:style-name="T14">private RoleRepository roleRepository;</text:span></text:p><text:p><text:span text:style-name="T14"/></text:p><text:p><text:span text:style-name="T14"><text:s text:c="4"/></text:span><text:span text:style-name="T14">private PasswordEncoder passwordEncoder;</text:span></text:p><text:p><text:span text:style-name="T14"/></text:p><text:p><text:span text:style-name="T14"><text:s text:c="4"/></text:span><text:span text:style-name="T14">@Autowired</text:span></text:p><text:p><text:span text:style-name="T14"><text:s text:c="4"/></text:span><text:span text:style-name="T14">public UserServiceImpl(@Lazy PasswordEncoder passwordEncoder) {</text:span></text:p><text:p><text:span text:style-name="T14"><text:s text:c="8"/></text:span><text:span text:style-name="T14">this.passwordEncoder = passwordEncoder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Override</text:span></text:p><text:p><text:span text:style-name="T14"><text:s text:c="4"/></text:span><text:span text:style-name="T14">public UserDetails loadUserByUsername(String username) throws UsernameNotFoundException {</text:span></text:p><text:p><text:span text:style-name="T14"><text:s text:c="8"/></text:span><text:span text:style-name="T14">User user = userRepository.findByEmail(username);</text:span></text:p><text:p><text:span text:style-name="T14"><text:s text:c="8"/></text:span><text:span text:style-name="T14">if (user == null) {</text:span></text:p><text:p><text:span text:style-name="T14"><text:s text:c="12"/></text:span><text:span text:style-name="T14">throw new UsernameNotFoundException("User not found");</text:span></text:p><text:p><text:span text:style-name="T14"><text:s text:c="8"/></text:span><text:span text:style-name="T14">}</text:span></text:p><text:p><text:span text:style-name="T14"/></text:p><text:p><text:span text:style-name="T14"><text:s text:c="8"/></text:span><text:span text:style-name="T14">Set&lt;GrantedAuthority&gt; grantedAuthorities = new HashSet&lt;GrantedAuthority&gt;();</text:span></text:p><text:p><text:span text:style-name="T14"/></text:p><text:p><text:span text:style-name="T14"><text:s text:c="8"/></text:span><text:span text:style-name="T14">Set&lt;Role&gt; roles = user.getRoles();</text:span></text:p><text:p><text:span text:style-name="T14"/></text:p><text:p><text:span text:style-name="T14"><text:s text:c="8"/></text:span><text:span text:style-name="T14">for (Role role : roles) {</text:span></text:p><text:p><text:span text:style-name="T14"><text:s text:c="12"/></text:span><text:span text:style-name="T14">grantedAuthorities.add(new SimpleGrantedAuthority(role.getName()));</text:span></text:p><text:p><text:span text:style-name="T14"><text:s text:c="8"/></text:span><text:span text:style-name="T14">}</text:span></text:p><text:p><text:span text:style-name="T14"/></text:p><text:p><text:span text:style-name="T14"><text:s text:c="8"/></text:span><text:span text:style-name="T14">return new org.springframework.security.core.userdetails.User(user.getEmail(), user.getPassword(),</text:span></text:p><text:p><text:span text:style-name="T14"><text:s text:c="16"/></text:span><text:span text:style-name="T14">grantedAuthorities);</text:span></text:p><text:p><text:span text:style-name="T14"><text:s text:c="4"/></text:span><text:span text:style-name="T14">}</text:span></text:p><text:p><text:span text:style-name="T14">}</text:span></text:p></draw:text-box></draw:frame>Step <text:span text:style-name="T12">5</text:span>: Implement UserDetailService</text:p>
      <text:p text:style-name="P3"/>
      <text:p text:style-name="P3"/>
      <text:p text:style-name="P5"/>
      <text:p text:style-name="P20">Step 6: Create Controller:</text:p>
      <text:p text:style-name="P5"><draw:frame text:anchor-type="paragraph" draw:z-index="8" draw:name="Shape4" draw:style-name="gr8" draw:text-style-name="P23" svg:width="6.7087in" svg:height="5.5185in" svg:x="0.0402in" svg:y="0.1327in"><draw:text-box><text:p><text:span text:style-name="T14">@Controller</text:span></text:p><text:p><text:span text:style-name="T14">public class MainController {</text:span></text:p><text:p><text:span text:style-name="T14"/></text:p><text:p><text:span text:style-name="T14"><text:s text:c="4"/></text:span><text:span text:style-name="T14">@GetMapping(value = { "/" })</text:span></text:p><text:p><text:span text:style-name="T14"><text:s text:c="4"/></text:span><text:span text:style-name="T14">public String index() {</text:span></text:p><text:p><text:span text:style-name="T14"><text:s text:c="8"/></text:span><text:span text:style-name="T14">return "homePage"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GetMapping(value = { "/admin" })</text:span></text:p><text:p><text:span text:style-name="T14"><text:s text:c="4"/></text:span><text:span text:style-name="T14">public String admin() {</text:span></text:p><text:p><text:span text:style-name="T14"><text:s text:c="8"/></text:span><text:span text:style-name="T14">return "adminPage"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GetMapping(value = "/403")</text:span></text:p><text:p><text:span text:style-name="T14"><text:s text:c="4"/></text:span><text:span text:style-name="T14">public String accessDenied() {</text:span></text:p><text:p><text:span text:style-name="T14"><text:s text:c="8"/></text:span><text:span text:style-name="T14">return "403"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GetMapping("/login")</text:span></text:p><text:p><text:span text:style-name="T14"><text:s text:c="4"/></text:span><text:span text:style-name="T14">public String getLogin(Model model) {</text:span></text:p><text:p><text:span text:style-name="T14"/></text:p><text:p><text:span text:style-name="T14"><text:s text:c="8"/></text:span><text:span text:style-name="T14">return "login";</text:span></text:p><text:p><text:span text:style-name="T14"><text:s text:c="4"/></text:span><text:span text:style-name="T14">}</text:span></text:p><text:p><text:span text:style-name="T14"/></text:p><text:p><text:span text:style-name="T14"><text:s text:c="4"/></text:span><text:span text:style-name="T14">@GetMapping("/logout")</text:span></text:p><text:p><text:span text:style-name="T14"><text:s text:c="4"/></text:span><text:span text:style-name="T14">public String logout(HttpServletRequest httpServletRequest, HttpServletResponse httpServletResponse) {</text:span></text:p><text:p><text:span text:style-name="T14"><text:s text:c="8"/></text:span><text:span text:style-name="T14">Authentication auth = SecurityContextHolder.getContext().getAuthentication();</text:span></text:p><text:p><text:span text:style-name="T14"><text:s text:c="8"/></text:span><text:span text:style-name="T14">if (auth != null) {</text:span></text:p><text:p><text:span text:style-name="T14"><text:s text:c="12"/></text:span><text:span text:style-name="T14">new SecurityContextLogoutHandler().logout(httpServletRequest, httpServletResponse, auth);</text:span></text:p><text:p><text:span text:style-name="T14"><text:s text:c="8"/></text:span><text:span text:style-name="T14">}</text:span></text:p><text:p><text:span text:style-name="T14"><text:s text:c="8"/></text:span><text:span text:style-name="T14">return "redirect:/login?logout";</text:span></text:p><text:p><text:span text:style-name="T14"><text:s text:c="4"/></text:span><text:span text:style-name="T14">}</text:span></text:p></draw:text-box></draw:frame></text:p>
      <text:p text:style-name="P6"/>
      <text:p text:style-name="P21">Step 7: create HTML view (in this example use Thymeleaf template engine).<text:span text:style-name="T3"> Login view require a form with post method to </text:span><text:span text:style-name="T6">/login</text:span><text:span text:style-name="T3"> url </text:span><text:span text:style-name="T4">with 2 param that same name with</text:span><text:span text:style-name="T5"> 2 params were configured in Step 2.</text:span></text:p>
      <text:p text:style-name="P7"/>
      <text:p text:style-name="P6"><draw:frame text:anchor-type="paragraph" draw:z-index="9" draw:name="Shape4" draw:style-name="gr9" draw:text-style-name="P23" svg:width="6.7087in" svg:height="3.4689in" svg:x="0.0402in" svg:y="0.1327in"><draw:text-box><text:p><text:span text:style-name="T14">&lt;!DOCTYPE html&gt;</text:span></text:p><text:p><text:span text:style-name="T14">&lt;html xmlns:th="http://www.thymeleaf.org"&gt;</text:span></text:p><text:p><text:span text:style-name="T14">&lt;head&gt;</text:span></text:p><text:p><text:span text:style-name="T14">&lt;meta charset="UTF-8" /&gt;</text:span></text:p><text:p><text:span text:style-name="T14">&lt;title&gt;Login Page&lt;/title&gt;</text:span></text:p><text:p><text:span text:style-name="T14">&lt;link href="../static/css/style.css" th:href="@{/css/style.css}" rel="stylesheet" /&gt;</text:span></text:p><text:p><text:span text:style-name="T14">&lt;/head&gt;</text:span></text:p><text:p><text:span text:style-name="T14">&lt;body&gt;</text:span></text:p><text:p><text:span text:style-name="T14"><text:s text:c="4"/></text:span><text:span text:style-name="T14">&lt;div class="main-content"&gt;</text:span></text:p><text:p><text:span text:style-name="T14"><text:s text:c="8"/></text:span><text:span text:style-name="T14">&lt;p th:if="${param.error}" class="error"&gt;Invalid email or password&lt;/p&gt;</text:span></text:p><text:p><text:span text:style-name="T14"><text:s text:c="8"/></text:span><text:span text:style-name="T14">&lt;p th:if="${param.logout}" class="success"&gt;You have been logged out&lt;/p&gt;</text:span></text:p><text:p><text:span text:style-name="T14"><text:s text:c="8"/></text:span><text:span text:style-name="T14">&lt;h3&gt;Login to continue&lt;/h3&gt;</text:span></text:p><text:p><text:span text:style-name="T14"><text:s text:c="8"/></text:span><text:span text:style-name="T14">&lt;form th:action="@{/login}" method="POST"&gt;</text:span></text:p><text:p><text:span text:style-name="T14"><text:s text:c="12"/></text:span><text:span text:style-name="T14">&lt;input type="text" name="email" placeholder="Your email" /&gt;&lt;br /&gt;</text:span></text:p><text:p><text:span text:style-name="T14"><text:s text:c="12"/></text:span><text:span text:style-name="T14">&lt;input type="password" name="password" placeholder="Your password" /&gt;&lt;br /&gt;</text:span></text:p><text:p><text:span text:style-name="T14"><text:s text:c="12"/></text:span><text:span text:style-name="T14">&lt;button type="submit"&gt;Login&lt;/button&gt; &lt;br /&gt;</text:span></text:p><text:p><text:span text:style-name="T14"><text:s text:c="8"/></text:span><text:span text:style-name="T14">&lt;/form&gt;</text:span></text:p><text:p><text:span text:style-name="T14"><text:s text:c="4"/></text:span><text:span text:style-name="T14">&lt;/div&gt;</text:span></text:p><text:p><text:span text:style-name="T14">&lt;/body&gt;</text:span></text:p><text:p><text:span text:style-name="T14">&lt;/html&gt;</text:span></text:p></draw:text-box></draw:frame></text:p>
      <text:p text:style-name="P18">Refs:</text:p>
      <text:p text:style-name="P16"/>
      <text:p text:style-name="P16"><text:a xlink:type="simple" xlink:href="https://kipalog.com/posts/Huong-dan-lap-trinh-Spring-Security" text:style-name="Internet_20_link" text:visited-style-name="Visited_20_Internet_20_Link">https://kipalog.com/posts/Huong-dan-lap-trinh-Spring-Security</text:a> </text:p>
      <text:p text:style-name="P16"><text:a xlink:type="simple" xlink:href="https://o7planning.org/vi/11705/tao-ung-dung-login-voi-spring-boot-spring-security-jpa#a13943743" text:style-name="Internet_20_link" text:visited-style-name="Visited_20_Internet_20_Link">https://o7planning.org/vi/11705/tao-ung-dung-login-voi-spring-boot-spring-security-jpa#a13943743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1M1S</meta:editing-duration>
    <meta:editing-cycles>49</meta:editing-cycles>
    <meta:generator>LibreOffice/5.2.0.4$Windows_X86_64 LibreOffice_project/066b007f5ebcc236395c7d282ba488bca6720265</meta:generator>
    <dc:date>2019-06-26T13:35:31.964000000</dc:date>
    <meta:document-statistic meta:table-count="0" meta:image-count="0" meta:object-count="0" meta:page-count="7" meta:paragraph-count="12" meta:word-count="95" meta:character-count="739" meta:non-whitespace-character-count="654"/>
    <meta:user-defined meta:name="Info 1"/>
    <meta:user-defined meta:name="Info 2"/>
    <meta:user-defined meta:name="Info 3"/>
    <meta:user-defined meta:name="Info 4"/>
  </office:meta>
</office:document-meta>
</file>